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iteFragmentGenerator.getLangu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teFragmentGenerator.gener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SiteFragmentGenerator.getHref( Link lin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iteFragmentGenerator.startNode( SiteNode nod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iteFragmentGenerator.setup( org . apache . cocoon . environment . SourceResolver resolver , Map objectModel , String src , Parameters param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SiteFragmentGenerator.generateFragmen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iteFragmentGenerator.getKey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iteFragmentGenerator.generateLink( SiteNode node , String languag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7">
            <text:p text:style-name="Table_20_Contents">7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SiteFragmentGenerator.endNode( SiteNode n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teFragmentGenerator.parameterize( Parameters param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teFragmentGenerator.getLink( SiteNode node , String languag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iteFragmentGenerator.get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teFragmentGenerator.addAttribute( AttributesImpl attrs , String name ,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teFragmentGenerator.getSi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teFragmentGenerator.getValidity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